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7743640342366419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81606244799812378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64296656275999578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833784312932107"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3444681761689591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32945057426858672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66162838241520611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82201888714529110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289748" text:continue-list="list266162838241520611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7923705470753247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7993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8093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289241"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305349"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8597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90092110000160935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65953852178674263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2910550796612134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76334"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770945724075784216"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0603728383519183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1403105849672907" text:style-name="L15">
        <text:list-item>
          <text:list>
            <text:list-header>
              <text:p text:style-name="P184">1.5 miles averaging about 9:40/mile and rest 1 min</text:p>
            </text:list-header>
          </text:list>
        </text:list-item>
      </text:list>
      <text:p text:style-name="P24">1 mile in 8:26 and rest 2 min</text:p>
      <text:list xml:id="list384501615566712902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2963485533181250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304493"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15954311079312259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0592787264158468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7440106559041578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295505" text:continue-list="list3105927872641584685" text:style-name="L19">
        <text:list-item>
          <text:list>
            <text:list-header>
              <text:p text:style-name="P188">(Pace*HR)=1240</text:p>
            </text:list-header>
          </text:list>
        </text:list-item>
      </text:list>
      <text:list xml:id="list41287858" text:continue-list="list3159543110793122599" text:style-name="L18">
        <text:list-item>
          <text:list>
            <text:list-header>
              <text:p text:style-name="P187">2 miles at 10:46/mile Ave HR= 121 bpm and rest a few minutes</text:p>
            </text:list-header>
          </text:list>
        </text:list-item>
      </text:list>
      <text:list xml:id="list41281817" text:continue-list="list4129550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27742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46458243936728103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56054963484211953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699773070496027349"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79649370069623663"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19441152584027017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3522459262165470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276918"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8478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603677795979305188"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5089742914799157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8166266034264073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1623273258947786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12612225272248194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533819394569497589" text:style-name="L32">
        <text:list-item>
          <text:list>
            <text:list-header>
              <text:p text:style-name="P198">0.25 miles in 2:54</text:p>
              <text:p text:style-name="P198">1 mile in 9:21 going faster as I ran and ending at around 8:30 pace</text:p>
            </text:list-header>
          </text:list>
        </text:list-item>
      </text:list>
      <text:list xml:id="list5903676909232832924"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4101900193689846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59761813606091241"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05494822902344352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33180173386384785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60599825222204475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25965752402196497"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0T21:03:37.66</dc:date>
    <dc:creator>James Lombardi</dc:creator>
    <meta:editing-duration>P29DT13H20M31S</meta:editing-duration>
    <meta:editing-cycles>2219</meta:editing-cycles>
    <meta:generator>OpenOffice/4.1.2$Win32 OpenOffice.org_project/412m3$Build-9782</meta:generator>
    <meta:document-statistic meta:table-count="0" meta:image-count="9" meta:object-count="0" meta:page-count="219" meta:paragraph-count="6429" meta:word-count="69263" meta:character-count="354332"/>
  </office:meta>
</office:document-meta>
</file>